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3b2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7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3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43cm"/>
    </style:style>
    <style:style style:name="gr8" style:family="graphic" style:parent-style-name="standard">
      <style:graphic-properties svg:stroke-width="0.028cm" svg:stroke-color="#003b22" draw:marker-start-width="0.242cm" draw:marker-end-width="0.242cm" draw:fill="none" draw:textarea-vertical-align="middle" draw:auto-grow-height="false" fo:min-height="1.808cm" fo:min-width="0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4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9.3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1.0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1.065cm"/>
    </style:style>
    <style:style style:name="gr15" style:family="graphic" style:parent-style-name="objectwithoutfill">
      <style:graphic-properties draw:stroke="dash" draw:stroke-dash="Fine_20_Dashed" svg:stroke-width="0.081cm" svg:stroke-color="#003b2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aa5939" draw:marker-start-width="0.321cm" draw:marker-end-width="0.321cm" draw:fill="none" draw:textarea-horizontal-align="justify" draw:textarea-vertical-align="middle" draw:auto-grow-height="false" fo:min-height="0.378cm" fo:min-width="0.764cm" fo:padding-top="0.165cm" fo:padding-bottom="0.165cm" fo:padding-left="0.29cm" fo:padding-right="0.29cm"/>
    </style:style>
    <style:style style:name="co1" style:family="table-column">
      <style:table-column-properties style:column-width="1.091cm" style:use-optimal-column-width="false"/>
    </style:style>
    <style:style style:name="co2" style:family="table-column">
      <style:table-column-properties style:column-width="1.474cm" style:use-optimal-column-width="false"/>
    </style:style>
    <style:style style:name="co3" style:family="table-column">
      <style:table-column-properties style:column-width="0.921cm" style:use-optimal-column-width="false"/>
    </style:style>
    <style:style style:name="co4" style:family="table-column">
      <style:table-column-properties style:column-width="0.922cm" style:use-optimal-column-width="false"/>
    </style:style>
    <style:style style:name="co5" style:family="table-column">
      <style:table-column-properties style:column-width="2.08cm" style:use-optimal-column-width="false"/>
    </style:style>
    <style:style style:name="co6" style:family="table-column">
      <style:table-column-properties style:column-width="0.964cm" style:use-optimal-column-width="false"/>
    </style:style>
    <style:style style:name="co7" style:family="table-column">
      <style:table-column-properties style:column-width="1.069cm" style:use-optimal-column-width="false"/>
    </style:style>
    <style:style style:name="co8" style:family="table-column">
      <style:table-column-properties style:column-width="1.071cm" style:use-optimal-column-width="false"/>
    </style:style>
    <style:style style:name="co9" style:family="table-column">
      <style:table-column-properties style:column-width="1.468cm" style:use-optimal-column-width="false"/>
    </style:style>
    <style:style style:name="co10" style:family="table-column">
      <style:table-column-properties style:column-width="1.78cm" style:use-optimal-column-width="false"/>
    </style:style>
    <style:style style:name="co11" style:family="table-column">
      <style:table-column-properties style:column-width="1.467cm" style:use-optimal-column-width="false"/>
    </style:style>
    <style:style style:name="co12" style:family="table-column">
      <style:table-column-properties style:column-width="1.9cm" style:use-optimal-column-width="false"/>
    </style:style>
    <style:style style:name="co13" style:family="table-column">
      <style:table-column-properties style:column-width="2.309cm" style:use-optimal-column-width="false"/>
    </style:style>
    <style:style style:name="co14" style:family="table-column">
      <style:table-column-properties style:column-width="0.932cm" style:use-optimal-column-width="false"/>
    </style:style>
    <style:style style:name="co15" style:family="table-column">
      <style:table-column-properties style:column-width="0.929cm" style:use-optimal-column-width="false"/>
    </style:style>
    <style:style style:name="co16" style:family="table-column">
      <style:table-column-properties style:column-width="3.125cm" style:use-optimal-column-width="false"/>
    </style:style>
    <style:style style:name="co17" style:family="table-column">
      <style:table-column-properties style:column-width="2.287cm" style:use-optimal-column-width="false"/>
    </style:style>
    <style:style style:name="co18" style:family="table-column">
      <style:table-column-properties style:column-width="3.121cm" style:use-optimal-column-width="false"/>
    </style:style>
    <style:style style:name="ro1" style:family="table-row">
      <style:table-row-properties style:row-height="0.864cm"/>
    </style:style>
    <style:style style:name="ro2" style:family="table-row">
      <style:table-row-properties style:row-height="0.863cm"/>
    </style:style>
    <style:style style:name="ro3" style:family="table-row">
      <style:table-row-properties style:row-height="0.773cm"/>
    </style:style>
    <style:style style:name="ro4" style:family="table-row">
      <style:table-row-properties style:row-height="1.285cm"/>
    </style:style>
    <style:style style:name="ro5" style:family="table-row">
      <style:table-row-properties style:row-height="1.252cm"/>
    </style:style>
    <style:style style:name="ce1" style:family="table-cell">
      <loext:graphic-properties draw:fill-color="#003b22"/>
      <style:paragraph-properties fo:text-align="center" fo:border-left="0.03pt solid #003b22" fo:border-right="0.03pt solid #003b22" fo:border-top="0.03pt solid #003b22" fo:border-bottom="none"/>
      <style:text-properties fo:color="#ffffff" style:font-name="Fira Sans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-color="#499272"/>
      <style:paragraph-properties fo:text-align="center" fo:border-left="0.03pt solid #003b22" fo:border-right="0.03pt solid #003b22" fo:border-top="0.03pt solid #003b22" fo:border-bottom="none"/>
      <style:text-properties fo:color="#ffffff" style:font-name="Fira Sans" fo:font-size="12pt" style:font-size-asian="12pt" style:font-size-complex="12pt"/>
    </style:style>
    <style:style style:name="ce3" style:family="table-cell">
      <loext:graphic-properties draw:fill-color="#ffffff"/>
      <style:paragraph-properties fo:text-align="center" fo:border="0.03pt solid #003b22"/>
      <style:text-properties style:font-name="Fira Sans" fo:font-size="12pt" style:font-size-asian="12pt" style:font-size-complex="12pt"/>
    </style:style>
    <style:style style:name="ce4" style:family="table-cell">
      <loext:graphic-properties draw:fill-color="#ffffff" draw:textarea-vertical-align="middle"/>
      <style:paragraph-properties fo:text-align="center" fo:border="0.03pt solid #003b22"/>
      <style:text-properties fo:color="#003b22" style:font-name="Fira Sans" fo:font-size="12pt" style:font-size-asian="12pt" style:font-size-complex="12pt"/>
    </style:style>
    <style:style style:name="ce5" style:family="table-cell">
      <loext:graphic-properties draw:fill-color="#ffffff"/>
      <style:paragraph-properties fo:text-align="center" fo:border="0.03pt solid #003b22"/>
      <style:text-properties fo:color="#003b22" style:font-name="Fira Sans" fo:font-size="12pt" style:font-size-asian="12pt" style:font-size-complex="12pt"/>
    </style:style>
    <style:style style:name="ce6" style:family="table-cell">
      <loext:graphic-properties draw:fill-color="#499272"/>
      <style:paragraph-properties fo:text-align="center" fo:border="0.03pt solid #003b22"/>
      <style:text-properties fo:color="#ffffff" style:font-name="Fira Sans" fo:font-size="12pt" fo:font-weight="bold" style:font-size-asian="12pt" style:font-weight-asian="bold" style:font-size-complex="12pt" style:font-weight-complex="bold"/>
    </style:style>
    <style:style style:name="ce7" style:family="table-cell">
      <loext:graphic-properties draw:fill-color="#499272" draw:textarea-vertical-align="middle"/>
      <style:paragraph-properties fo:text-align="center" fo:border-left="0.03pt solid #003b22" fo:border-right="0.03pt solid #003b22" fo:border-top="none" fo:border-bottom="none"/>
      <style:text-properties fo:color="#ffffff" style:font-name="Fira Sans" fo:font-size="12pt" style:font-size-asian="12pt" style:font-size-complex="12pt"/>
    </style:style>
    <style:style style:name="ce8" style:family="table-cell">
      <loext:graphic-properties draw:fill-color="#499272"/>
      <style:paragraph-properties fo:text-align="center" fo:border="0.03pt solid #003b22"/>
      <style:text-properties fo:color="#ffffff" style:font-name="Fira Sans" fo:font-size="12pt" style:font-size-asian="12pt" style:font-size-complex="12pt"/>
    </style:style>
    <style:style style:name="ce9" style:family="table-cell">
      <loext:graphic-properties draw:fill-color="#ffffff"/>
      <style:paragraph-properties fo:text-align="center" fo:border-left="0.03pt solid #003b22" fo:border-right="none" fo:border-top="0.03pt solid #003b22" fo:border-bottom="0.03pt solid #003b22"/>
      <style:text-properties style:font-name="Fira Sans" fo:font-size="12pt" style:font-size-asian="12pt" style:font-size-complex="12pt"/>
    </style:style>
    <style:style style:name="ce10" style:family="table-cell">
      <loext:graphic-properties draw:fill-color="#003b22"/>
      <style:paragraph-properties fo:text-align="center" fo:border="0.03pt solid #003b22"/>
      <style:text-properties fo:color="#ffffff" style:font-name="Fira Sans" fo:font-size="12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3b22" style:font-name="Fira Sans" fo:font-size="12pt" style:font-size-asian="12pt" style:font-size-complex="12pt"/>
    </style:style>
    <style:style style:name="P4" style:family="paragraph">
      <loext:graphic-properties draw:fill="none" draw:fill-color="#ffffff"/>
      <style:text-properties fo:color="#003b22" style:font-name="Fira Sans" fo:font-size="12pt" style:text-underline-style="solid" style:text-underline-width="auto" style:text-underline-color="font-color" style:font-size-asian="12pt" style:font-size-complex="12pt"/>
    </style:style>
    <style:style style:name="P5" style:family="paragraph">
      <loext:graphic-properties draw:fill="none" draw:fill-color="#ffffff"/>
      <style:text-properties fo:color="#003b22" style:font-name="Fira San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003b22" style:font-name="Fira Sans" fo:font-size="12pt" style:font-size-asian="12pt" style:font-size-complex="12pt"/>
    </style:style>
    <style:style style:name="P8" style:family="paragraph">
      <style:paragraph-properties fo:text-align="center"/>
      <style:text-properties fo:color="#aa5939" style:font-name="Fira Sans" fo:font-size="12pt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fo:color="#aa5939" style:font-name="Fira Sans" fo:font-size="12pt" fo:font-weight="bold" style:font-weight-asian="bold" style:font-weight-complex="bold"/>
    </style:style>
    <style:style style:name="P10" style:family="paragraph">
      <style:paragraph-properties fo:text-align="center"/>
      <style:text-properties fo:color="#aa5939" style:font-name="Fira Sans" fo:font-size="12pt" fo:font-weight="bold"/>
    </style:style>
    <style:style style:name="P11" style:family="paragraph">
      <loext:graphic-properties draw:fill="none"/>
      <style:paragraph-properties fo:text-align="center"/>
      <style:text-properties fo:color="#aa5939" style:font-name="Fira Sans" fo:font-size="12pt" fo:font-weight="bold"/>
    </style:style>
    <style:style style:name="T1" style:family="text">
      <style:text-properties fo:color="#ffffff" style:font-name="Fira Sans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Fira Sans" fo:font-size="12pt" style:font-size-asian="12pt" style:font-size-complex="12pt"/>
    </style:style>
    <style:style style:name="T3" style:family="text">
      <style:text-properties fo:color="#ffffff" style:text-position="-33% 58%" style:font-name="Fira Sans" fo:font-size="12pt" style:font-size-asian="12pt" style:font-size-complex="12pt"/>
    </style:style>
    <style:style style:name="T4" style:family="text">
      <style:text-properties fo:color="#003b22" style:font-name="Fira Sans" fo:font-size="12pt" style:font-size-asian="12pt" style:font-size-complex="12pt"/>
    </style:style>
    <style:style style:name="T5" style:family="text">
      <style:text-properties fo:color="#003b22" style:text-position="-33% 58%" style:font-name="Fira Sans" fo:font-size="12pt" style:font-size-asian="12pt" style:font-size-complex="12pt"/>
    </style:style>
    <style:style style:name="T6" style:family="text">
      <style:text-properties fo:color="#ffffff" style:text-position="-33% 58%" style:font-name="Fira Sans" fo:font-size="11pt" style:font-size-asian="11pt" style:font-size-complex="11pt"/>
    </style:style>
    <style:style style:name="T7" style:family="text">
      <style:text-properties fo:color="#003b22" style:font-name="Fira Sans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003b22" style:font-name="Fira Sans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aa5939" fo:font-weight="bold" style:font-weight-asian="bold" style:font-weight-complex="bold"/>
    </style:style>
    <style:style style:name="T10" style:family="text">
      <style:text-properties fo:color="#aa593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xml:id="id2" draw:id="id2" draw:layer="layout" svg:width="6.249cm" svg:height="4.318cm" svg:x="7.365cm" svg:y="7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 table:number-columns-spanned="6">
                <text:p text:style-name="P1"><text:span text:style-name="T1">Flow context table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1"><text:span text:style-name="T2">FIK</text:span></text:p>
              </table:table-cell>
              <table:table-cell>
                <text:p text:style-name="P1"><text:span text:style-name="T2">state</text:span></text:p>
              </table:table-cell>
              <table:table-cell>
                <text:p text:style-name="P1"><text:span text:style-name="T2">R</text:span><text:span text:style-name="T3">0</text:span></text:p>
              </table:table-cell>
              <table:table-cell>
                <text:p text:style-name="P1"><text:span text:style-name="T2">R</text:span><text:span text:style-name="T3">1</text:span></text:p>
              </table:table-cell>
              <table:table-cell>
                <text:p text:style-name="P1"><text:span text:style-name="T2">…</text:span></text:p>
              </table:table-cell>
              <table:table-cell>
                <text:p text:style-name="P1"><text:span text:style-name="T2">R</text:span><text:span text:style-name="T3">n</text:span></text:p>
              </table:table-cell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xml:id="id4" draw:id="id4" draw:layer="layout" svg:width="3.043cm" svg:height="4.649cm" svg:x="16.439cm" svg:y="7.38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">
              <table:table-cell table:number-columns-spanned="2">
                <text:p text:style-name="P1"><text:span text:style-name="T1">Condition block</text:span></text:p>
              </table:table-cell>
              <table:covered-table-cell/>
            </table:table-row>
            <table:table-row table:style-name="ro1">
              <table:table-cell table:style-name="ce4" table:number-rows-spanned="4">
                <text:p text:style-name="P1"><text:span text:style-name="T4">Progr.</text:span></text:p>
                <text:p text:style-name="P1"><text:span text:style-name="T4">Boolean</text:span></text:p>
                <text:p text:style-name="P1"><text:span text:style-name="T4">circuitry</text:span></text:p>
              </table:table-cell>
              <table:table-cell table:style-name="ce5">
                <text:p text:style-name="P1"><text:span text:style-name="T4">C</text:span><text:span text:style-name="T5">0</text:span></text:p>
              </table:table-cell>
            </table:table-row>
            <table:table-row table:style-name="ro1">
              <table:covered-table-cell table:style-name="ce4"/>
              <table:table-cell table:style-name="ce5">
                <text:p text:style-name="P1"><text:span text:style-name="T4">C</text:span><text:span text:style-name="T5">1</text:span></text:p>
              </table:table-cell>
            </table:table-row>
            <table:table-row table:style-name="ro3">
              <table:covered-table-cell table:style-name="ce4"/>
              <table:table-cell table:style-name="ce5">
                <text:p text:style-name="P1"><text:span text:style-name="T4">…</text:span></text:p>
              </table:table-cell>
            </table:table-row>
            <table:table-row table:style-name="ro1">
              <table:covered-table-cell table:style-name="ce4"/>
              <table:table-cell table:style-name="ce5">
                <text:p text:style-name="P1"><text:span text:style-name="T4">C</text:span><text:span text:style-name="T5">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6" draw:id="id6" draw:layer="layout" svg:width="13.201cm" svg:height="5.149cm" svg:x="11.503cm" svg:y="16.906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1">
              <table:table-cell table:number-columns-spanned="9">
                <text:p text:style-name="P1"><text:span text:style-name="T1">XFSM tabl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6">
              <table:table-cell table:number-columns-spanned="6">
                <text:p text:style-name="P1"><text:span text:style-name="T1">MATCH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number-columns-spanned="3">
                <text:p text:style-name="P1"><text:span text:style-name="T1">ACTIONS</text:span></text:p>
              </table:table-cell>
              <table:covered-table-cell/>
              <table:covered-table-cell/>
            </table:table-row>
            <table:table-row table:style-name="ro4" table:default-cell-style-name="ce7">
              <table:table-cell>
                <text:p text:style-name="P1"><text:span text:style-name="T2">C</text:span><text:span text:style-name="T3">0</text:span></text:p>
              </table:table-cell>
              <table:table-cell>
                <text:p text:style-name="P1"><text:span text:style-name="T2">C</text:span><text:span text:style-name="T3">1</text:span></text:p>
              </table:table-cell>
              <table:table-cell>
                <text:p text:style-name="P1"><text:span text:style-name="T2">…</text:span></text:p>
              </table:table-cell>
              <table:table-cell>
                <text:p text:style-name="P1"><text:span text:style-name="T2">C</text:span><text:span text:style-name="T6">m</text:span></text:p>
              </table:table-cell>
              <table:table-cell>
                <text:p text:style-name="P1"><text:span text:style-name="T2">state</text:span></text:p>
              </table:table-cell>
              <table:table-cell>
                <text:p text:style-name="P1"><text:span text:style-name="T2">packet field</text:span></text:p>
              </table:table-cell>
              <table:table-cell>
                <text:p text:style-name="P1"><text:span text:style-name="T2">next state</text:span></text:p>
              </table:table-cell>
              <table:table-cell>
                <text:p text:style-name="P1"><text:span text:style-name="T2">packet actions</text:span></text:p>
              </table:table-cell>
              <table:table-cell>
                <text:p text:style-name="P1"><text:span text:style-name="T2">update functions</text:span></text:p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xml:id="id5" draw:id="id5" draw:layer="layout" svg:width="3.724cm" svg:height="3.011cm" svg:x="11.576cm" svg:y="13.189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4" table:default-cell-style-name="ce1">
              <table:table-cell table:number-columns-spanned="4">
                <text:p text:style-name="P1"><text:span text:style-name="T1">Global data variables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8">
              <table:table-cell>
                <text:p text:style-name="P1"><text:span text:style-name="T2">G</text:span><text:span text:style-name="T3">0</text:span></text:p>
              </table:table-cell>
              <table:table-cell>
                <text:p text:style-name="P1"><text:span text:style-name="T2">G</text:span><text:span text:style-name="T3">1</text:span></text:p>
              </table:table-cell>
              <table:table-cell>
                <text:p text:style-name="P1"><text:span text:style-name="T2">…</text:span></text:p>
              </table:table-cell>
              <table:table-cell table:style-name="ce2">
                <text:p text:style-name="P1"><text:span text:style-name="T2">G</text:span><text:span text:style-name="T3">p</text:span></text:p>
              </table:table-cell>
            </table:table-row>
            <table:table-row table:style-name="ro2" table:default-cell-style-name="ce3">
              <table:table-cell/>
              <table:table-cell/>
              <table:table-cell table:style-name="ce9"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xml:id="id3" draw:id="id3" draw:layer="layout" svg:width="3.124cm" svg:height="2.057cm" svg:x="7.392cm" svg:y="13.666cm">
          <table:table table:template-name="default" table:use-first-row-styles="true" table:use-banding-rows-styles="true">
            <table:table-column table:style-name="co16"/>
            <table:table-row table:style-name="ro4">
              <table:table-cell table:style-name="ce10">
                <text:p text:style-name="P1"><text:span text:style-name="T1">Update logic block</text:span></text:p>
              </table:table-cell>
            </table:table-row>
            <table:table-row table:style-name="ro3">
              <table:table-cell table:style-name="ce5">
                <text:p text:style-name="P1"><text:span text:style-name="T4">Array of ALU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" draw:id="id1" draw:layer="layout" svg:width="2.286cm" svg:height="1.796cm" svg:x="7.365cm" svg:y="4.67cm">
          <table:table table:template-name="default" table:use-first-row-styles="true" table:use-banding-rows-styles="true">
            <table:table-column table:style-name="co17"/>
            <table:table-row table:style-name="ro4">
              <table:table-cell table:style-name="ce10">
                <text:p text:style-name="P1"><text:span text:style-name="T1">Lookup key extractor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7" draw:id="id7" draw:layer="layout" svg:width="3.12cm" svg:height="1.284cm" svg:x="7.345cm" svg:y="17.816cm">
          <table:table table:template-name="default" table:use-first-row-styles="true" table:use-banding-rows-styles="true">
            <table:table-column table:style-name="co18"/>
            <table:table-row table:style-name="ro5">
              <table:table-cell table:style-name="ce10">
                <text:p text:style-name="P1"><text:span text:style-name="T1">Update key extractor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1" draw:text-style-name="P2" draw:layer="layout" draw:line-skew="-5.22cm -0.264cm" svg:x1="8.508cm" svg:y1="6.466cm" svg:x2="7.365cm" svg:y2="9.559cm" draw:start-shape="id1" draw:start-glue-point="2" draw:end-shape="id2" draw:end-glue-point="3" svg:d="M8508 6466v534h-1908v2559h765" svg:viewBox="0 0 1909 3094">
          <text:p/>
        </draw:connector>
        <draw:connector draw:style-name="gr1" draw:text-style-name="P2" draw:layer="layout" svg:x1="8.954cm" svg:y1="13.666cm" svg:x2="10.489cm" svg:y2="11.718cm" draw:start-shape="id3" draw:start-glue-point="0" draw:end-shape="id2" svg:d="M8954 13666v-973h1535v-975" svg:viewBox="0 0 1536 1949">
          <text:p/>
        </draw:connector>
        <draw:frame draw:style-name="gr2" draw:text-style-name="P3" draw:layer="layout" svg:width="1.12cm" svg:height="0.763cm" svg:x="7.28cm" svg:y="3.5cm">
          <draw:text-box>
            <text:p><text:span text:style-name="T4">pkt</text:span></text:p>
          </draw:text-box>
        </draw:frame>
        <draw:frame draw:style-name="gr3" draw:text-style-name="P3" draw:layer="layout" svg:width="2.771cm" svg:height="0.763cm" svg:x="13.733cm" svg:y="8.237cm">
          <draw:text-box>
            <text:p><text:span text:style-name="T4">pkt, state, </text:span><text:span text:style-name="T7">R</text:span></text:p>
          </draw:text-box>
        </draw:frame>
        <draw:frame draw:style-name="gr4" draw:text-style-name="P4" draw:layer="layout" svg:width="0.769cm" svg:height="0.763cm" svg:x="14.7cm" svg:y="10.137cm">
          <draw:text-box>
            <text:p><text:span text:style-name="T7">G</text:span></text:p>
          </draw:text-box>
        </draw:frame>
        <draw:frame draw:style-name="gr5" draw:text-style-name="P3" draw:layer="layout" svg:width="2.75cm" svg:height="0.763cm" svg:x="19.9cm" svg:y="13.3cm">
          <draw:text-box>
            <text:p><text:span text:style-name="T4">pkt, state, </text:span><text:span text:style-name="T7">C</text:span></text:p>
          </draw:text-box>
        </draw:frame>
        <draw:frame draw:style-name="gr6" draw:text-style-name="P3" draw:layer="layout" svg:width="0.866cm" svg:height="0.763cm" svg:x="10.5cm" svg:y="13.5cm">
          <draw:text-box>
            <text:p><text:span text:style-name="T7">G’</text:span></text:p>
          </draw:text-box>
        </draw:frame>
        <draw:frame draw:style-name="gr7" draw:text-style-name="P3" draw:layer="layout" svg:width="1.243cm" svg:height="0.763cm" svg:x="23.1cm" svg:y="15.437cm">
          <draw:text-box>
            <text:p><text:span text:style-name="T7">R</text:span><text:span text:style-name="T4">, </text:span><text:span text:style-name="T7">G</text:span></text:p>
          </draw:text-box>
        </draw:frame>
        <draw:g>
          <draw:custom-shape draw:style-name="gr8" draw:text-style-name="P2" draw:layer="layout" svg:width="0.4cm" svg:height="2.2cm" draw:transform="rotate (-1.5707963267949) translate (21.926cm 4.6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8" draw:text-style-name="P2" draw:layer="layout" svg:width="0.4cm" svg:height="2.2cm" draw:transform="rotate (-1.5707963267949) translate (24.369cm 4.6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text-style-name="P5" draw:layer="layout" svg:width="2.966cm" svg:height="0.763cm" svg:x="19.203cm" svg:y="3.8cm">
            <draw:text-box>
              <text:p><text:span text:style-name="T8">flow-specific</text:span></text:p>
            </draw:text-box>
          </draw:frame>
          <draw:frame draw:style-name="gr10" draw:text-style-name="P5" draw:layer="layout" svg:width="3.431cm" svg:height="0.763cm" svg:x="21.969cm" svg:y="3.8cm">
            <draw:text-box>
              <text:p><text:span text:style-name="T8">global (shared)</text:span></text:p>
            </draw:text-box>
          </draw:frame>
          <draw:frame draw:style-name="gr11" draw:text-style-name="P3" draw:layer="layout" svg:width="9.841cm" svg:height="1.366cm" svg:x="15.069cm" svg:y="4.9cm">
            <draw:text-box>
              <text:p><text:span text:style-name="T4">registries </text:span><text:span text:style-name="T7">D</text:span><text:span text:style-name="T4"> = </text:span><text:span text:style-name="T7">R</text:span><text:span text:style-name="T4"> ∪ </text:span><text:span text:style-name="T7">G</text:span><text:span text:style-name="T4"> = { R</text:span><text:span text:style-name="T5">0</text:span><text:span text:style-name="T4">, R</text:span><text:span text:style-name="T5">1</text:span><text:span text:style-name="T4">, … , R</text:span><text:span text:style-name="T5">n</text:span><text:span text:style-name="T4">, G</text:span><text:span text:style-name="T5">0</text:span><text:span text:style-name="T4">, G</text:span><text:span text:style-name="T5">1</text:span><text:span text:style-name="T4">, … , G</text:span><text:span text:style-name="T5">p</text:span><text:span text:style-name="T4"> }</text:span></text:p>
              <text:p><text:span text:style-name="T4">FIK = Flow Identifier Key</text:span></text:p>
            </draw:text-box>
          </draw:frame>
        </draw:g>
        <draw:connector draw:style-name="gr1" draw:text-style-name="P2" draw:layer="layout" svg:x1="13.614cm" svg:y1="9.559cm" svg:x2="16.439cm" svg:y2="9.707cm" draw:start-shape="id2" draw:start-glue-point="1" draw:end-shape="id4" draw:end-glue-point="3" svg:d="M13614 9559h1413v148h1412" svg:viewBox="0 0 2826 149">
          <text:p/>
        </draw:connector>
        <draw:connector draw:style-name="gr1" draw:text-style-name="P2" draw:layer="layout" draw:line-skew="-0.27cm" svg:x1="15.3cm" svg:y1="14.694cm" svg:x2="16.439cm" svg:y2="9.707cm" draw:start-shape="id5" draw:start-glue-point="1" draw:end-shape="id4" svg:d="M15300 14694h300v-4987h839" svg:viewBox="0 0 1140 4988">
          <text:p/>
        </draw:connector>
        <draw:connector draw:style-name="gr1" draw:text-style-name="P2" xml:id="id8" draw:id="id8" draw:layer="layout" draw:line-skew="0cm 2.13cm -0.302cm" svg:x1="19.482cm" svg:y1="9.707cm" svg:x2="11.503cm" svg:y2="19.48cm" draw:start-shape="id4" draw:start-glue-point="1" draw:end-shape="id6" draw:end-glue-point="3" svg:d="M19482 9707h502v6893h-9284v2880h803" svg:viewBox="0 0 9285 9774">
          <text:p/>
        </draw:connector>
        <draw:connector draw:style-name="gr1" draw:text-style-name="P2" xml:id="id9" draw:id="id9" draw:layer="layout" svg:x1="24.704cm" svg:y1="19.48cm" svg:x2="8.905cm" svg:y2="19.1cm" draw:start-shape="id6" draw:start-glue-point="1" draw:end-shape="id7" draw:end-glue-point="2" svg:d="M24704 19480h502v3077h-16301v-3457" svg:viewBox="0 0 16302 3458">
          <text:p/>
        </draw:connector>
        <draw:connector draw:style-name="gr1" draw:text-style-name="P2" draw:layer="layout" svg:x1="24.704cm" svg:y1="19.48cm" svg:x2="26.988cm" svg:y2="19.13cm" draw:start-shape="id6" draw:start-glue-point="1" svg:d="M24704 19480h1393v-350h891" svg:viewBox="0 0 2285 351">
          <text:p/>
        </draw:connector>
        <draw:connector draw:style-name="gr1" draw:text-style-name="P2" draw:layer="layout" svg:x1="8.905cm" svg:y1="17.816cm" svg:x2="8.954cm" svg:y2="15.723cm" draw:start-shape="id7" draw:start-glue-point="0" draw:end-shape="id3" draw:end-glue-point="2" svg:d="M8905 17816v-1046h49v-1047" svg:viewBox="0 0 50 2094">
          <text:p/>
        </draw:connector>
        <draw:connector draw:style-name="gr1" draw:text-style-name="P2" draw:layer="layout" svg:x1="10.516cm" svg:y1="14.694cm" svg:x2="11.576cm" svg:y2="14.694cm" draw:start-shape="id3" draw:start-glue-point="1" draw:end-shape="id5" draw:end-glue-point="3" svg:d="M10516 14694h1060" svg:viewBox="0 0 1061 1">
          <text:p/>
        </draw:connector>
        <draw:connector draw:style-name="gr1" draw:text-style-name="P2" draw:layer="layout" svg:x1="8.494cm" svg:y1="3.519cm" svg:x2="8.508cm" svg:y2="4.67cm" draw:end-shape="id1" draw:end-glue-point="0" svg:d="M8494 3519v325h14v826" svg:viewBox="0 0 15 1152">
          <text:p/>
        </draw:connector>
        <draw:frame draw:style-name="gr12" draw:text-style-name="P7" draw:layer="layout" svg:width="2.733cm" svg:height="2.811cm" svg:x="8.967cm" svg:y="19.689cm">
          <draw:text-box>
            <text:p text:style-name="P6"><text:span text:style-name="T4">Next</text:span></text:p>
            <text:p text:style-name="P6"><text:span text:style-name="T4">state,</text:span></text:p>
            <text:p text:style-name="P6"><text:span text:style-name="T4"/></text:p>
            <text:p text:style-name="P6"><text:span text:style-name="T4">Update</text:span></text:p>
            <text:p text:style-name="P6"><text:span text:style-name="T4">functions</text:span></text:p>
          </draw:text-box>
        </draw:frame>
        <draw:frame draw:style-name="gr2" draw:text-style-name="P3" draw:layer="layout" svg:width="1.222cm" svg:height="1.275cm" svg:x="6.3cm" svg:y="9.825cm">
          <draw:text-box>
            <text:p><text:span text:style-name="T4">pkt,</text:span></text:p>
            <text:p><text:span text:style-name="T4">FIK</text:span></text:p>
          </draw:text-box>
        </draw:frame>
        <draw:frame draw:style-name="gr13" draw:text-style-name="P3" draw:layer="layout" svg:width="1.565cm" svg:height="1.787cm" svg:x="7.235cm" svg:y="11.913cm">
          <draw:text-box>
            <text:p><text:span text:style-name="T4">FIK,</text:span></text:p>
            <text:p><text:span text:style-name="T4">state,</text:span></text:p>
            <text:p><text:span text:style-name="T7">R’</text:span></text:p>
          </draw:text-box>
        </draw:frame>
        <draw:frame draw:style-name="gr14" draw:text-style-name="P3" draw:layer="layout" svg:width="1.565cm" svg:height="1.787cm" svg:x="7.235cm" svg:y="16cm">
          <draw:text-box>
            <text:p><text:span text:style-name="T4">pkt,</text:span></text:p>
            <text:p><text:span text:style-name="T4">FIK,</text:span></text:p>
            <text:p><text:span text:style-name="T4">state,</text:span></text:p>
          </draw:text-box>
        </draw:frame>
        <draw:connector draw:style-name="gr15" draw:text-style-name="P2" draw:layer="layout" draw:line-skew="-6.458cm" svg:x1="15.342cm" svg:y1="16.6cm" svg:x2="25.206cm" svg:y2="22.557cm" draw:start-shape="id8" draw:start-glue-point="0" draw:end-shape="id9" draw:end-glue-point="0" svg:d="M15342 16600v40h9864v5917" svg:viewBox="0 0 9865 5958">
          <text:p/>
        </draw:connector>
        <draw:frame draw:style-name="gr7" draw:text-style-name="P3" draw:layer="layout" svg:width="1.899cm" svg:height="1.275cm" svg:x="25.001cm" svg:y="17.925cm">
          <draw:text-box>
            <text:p><text:span text:style-name="T4">pkt,</text:span></text:p>
            <text:p><text:span text:style-name="T4">actions</text:span></text:p>
          </draw:text-box>
        </draw:frame>
        <draw:custom-shape draw:style-name="gr16" draw:text-style-name="P9" draw:layer="layout" svg:width="1.9cm" svg:height="1cm" svg:x="10cm" svg:y="6.2cm">
          <text:p text:style-name="P8"><text:span text:style-name="T9">Step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9cm" svg:height="1cm" svg:x="17cm" svg:y="6.2cm">
          <text:p text:style-name="P10"><text:span text:style-name="T10">Step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1" draw:layer="layout" svg:width="1.9cm" svg:height="1cm" svg:x="16.6cm" svg:y="15.5cm">
          <text:p text:style-name="P10"><text:span text:style-name="T10">Step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9cm" svg:height="1cm" svg:x="9.4cm" svg:y="12.5cm">
          <text:p text:style-name="P10"><text:span text:style-name="T10">Step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ucida Sans Unicode" style:font-family-asian="'Lucida Sans Unicode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5T22:42:09.719494331</meta:creation-date>
    <dc:date>2016-11-06T00:57:56.856508892</dc:date>
    <meta:editing-duration>PT57M40S</meta:editing-duration>
    <meta:editing-cycles>17</meta:editing-cycles>
    <meta:generator>LibreOffice/5.2.2.2$Linux_X86_64 LibreOffice_project/20m0$Build-2</meta:generator>
    <meta:document-statistic meta:object-count="39"/>
  </office:meta>
</office:document-meta>
</file>